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0000000D4A26C69453E04CBBD.png"/>
  <manifest:file-entry manifest:media-type="image/png" manifest:full-path="Pictures/1000000000000135000000D0034EE380777D8A32.png"/>
  <manifest:file-entry manifest:media-type="image/png" manifest:full-path="Pictures/10000000000001DE000000BBEDF6E376449A89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807a6" draw:textarea-horizontal-align="justify" draw:textarea-vertical-align="middle" draw:auto-grow-height="false" fo:min-height="1.275cm" fo:min-width="1.024cm"/>
    </style:style>
    <style:style style:name="gr3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</style:style>
    <style:style style:name="gr4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</style:style>
    <style:style style:name="gr5" style:family="graphic" style:parent-style-name="standard">
      <style:graphic-properties draw:fill-color="#0807a6" draw:opacity="36%" draw:textarea-horizontal-align="justify" draw:textarea-vertical-align="middle" draw:auto-grow-height="false" fo:min-height="1.275cm" fo:min-width="1.024cm"/>
    </style:style>
    <style:style style:name="gr6" style:family="graphic" style:parent-style-name="standard">
      <style:graphic-properties draw:fill-color="#224b12" draw:opacity="63%" draw:textarea-horizontal-align="justify" draw:textarea-vertical-align="middle" draw:auto-grow-height="false" fo:min-height="1.275cm" fo:min-width="1.024cm"/>
    </style:style>
    <style:style style:name="gr7" style:family="graphic" style:parent-style-name="standard">
      <style:graphic-properties draw:stroke="none" draw:fill="none" fo:min-height="17.183cm"/>
    </style:style>
    <style:style style:name="gr8" style:family="graphic" style:parent-style-name="standard">
      <style:graphic-properties draw:fill-color="#ffff00" draw:opacity="48%" draw:textarea-horizontal-align="justify" draw:textarea-vertical-align="middle" draw:auto-grow-height="false" fo:min-height="1.275cm" fo:min-width="1.02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5cm" fo:min-width="1.024cm"/>
    </style:style>
    <style:style style:name="gr11" style:family="graphic" style:parent-style-name="standard">
      <style:graphic-properties draw:stroke="none" draw:fill="none" fo:min-height="17.81cm"/>
    </style:style>
    <style:style style:name="gr12" style:family="graphic" style:parent-style-name="standard">
      <style:graphic-properties draw:fill-color="#0807a6" draw:opacity="9%" draw:textarea-horizontal-align="justify" draw:textarea-vertical-align="middle" draw:auto-grow-height="false" fo:min-height="1.275cm" fo:min-width="1.024cm"/>
    </style:style>
    <style:style style:name="gr13" style:family="graphic" style:parent-style-name="standard">
      <style:graphic-properties draw:stroke="none" draw:fill="none" fo:min-height="16.711cm"/>
    </style:style>
    <style:style style:name="gr14" style:family="graphic" style:parent-style-name="standard">
      <style:graphic-properties draw:fill-color="#ffff00" draw:opacity="75%" draw:textarea-horizontal-align="justify" draw:textarea-vertical-align="middle" draw:auto-grow-height="false" fo:min-height="1.275cm" fo:min-width="1.024cm"/>
    </style:style>
    <style:style style:name="gr15" style:family="graphic" style:parent-style-name="standard" style:list-style-name="L1">
      <style:graphic-properties draw:stroke="none" draw:fill="none" fo:min-height="22.981cm"/>
    </style:style>
    <style:style style:name="gr16" style:family="graphic" style:parent-style-name="standard">
      <style:graphic-properties draw:fill-color="#ffff00" draw:opacity="100%" draw:textarea-horizontal-align="justify" draw:textarea-vertical-align="middle" draw:auto-grow-height="false" fo:min-height="1.275cm" fo:min-width="1.024cm"/>
    </style:style>
    <style:style style:name="gr17" style:family="graphic" style:parent-style-name="standard">
      <style:graphic-properties draw:fill-color="#ffffff" draw:opacity="75%" draw:textarea-horizontal-align="justify" draw:textarea-vertical-align="middle" draw:auto-grow-height="false" fo:min-height="1.275cm" fo:min-width="1.024cm"/>
    </style:style>
    <style:style style:name="gr18" style:family="graphic" style:parent-style-name="standard">
      <style:graphic-properties draw:stroke="none" draw:fill="none" fo:min-height="22.981cm"/>
    </style:style>
    <style:style style:name="gr19" style:family="graphic" style:parent-style-name="standard" style:list-style-name="L1">
      <style:graphic-properties draw:stroke="none" draw:fill="none" fo:min-height="17.182cm"/>
    </style:style>
    <style:style style:name="gr20" style:family="graphic" style:parent-style-name="standard" style:list-style-name="L1">
      <style:graphic-properties draw:stroke="none" draw:fill="none" fo:min-height="17.182cm"/>
    </style:style>
    <style:style style:name="gr21" style:family="graphic" style:parent-style-name="standard">
      <style:graphic-properties draw:stroke="none" svg:stroke-color="#000000" draw:fill="none" draw:fill-color="#ffffff" fo:min-height="1.576cm"/>
    </style:style>
    <style:style style:name="gr22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6pt" fo:font-weight="bold"/>
    </style:style>
    <style:style style:name="P5" style:family="paragraph">
      <style:text-properties fo:font-size="16pt" fo:font-weight="bold"/>
    </style:style>
    <style:style style:name="P6" style:family="paragraph"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indent="0cm" style:writing-mode="lr-tb"/>
      <style:text-properties fo:font-size="16pt" fo:font-weight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style:writing-mode="lr-tb"/>
      <style:text-properties fo:color="#ffffff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writing-mode="lr-tb"/>
      <style:text-properties fo:font-size="16pt" fo:font-weight="bold"/>
    </style:style>
    <style:style style:name="T1" style:family="text">
      <style:text-properties fo:color="#ffffff"/>
    </style:style>
    <style:style style:name="T2" style:family="text">
      <style:text-properties fo:color="#009933" fo:font-size="19pt" style:font-size-asian="19pt" style:font-weight-asian="bold" style:font-size-complex="19pt" style:font-weight-complex="bold"/>
    </style:style>
    <style:style style:name="T3" style:family="text">
      <style:text-properties style:font-size-asian="13pt" style:font-weight-asian="bold" style:font-size-complex="13pt" style:font-weight-complex="bold"/>
    </style:style>
    <style:style style:name="T4" style:family="text">
      <style:text-properties fo:color="#0066ff" style:font-size-asian="13pt" style:font-weight-asian="bold" style:font-size-complex="13pt" style:font-weight-complex="bold"/>
    </style:style>
    <style:style style:name="T5" style:family="text">
      <style:text-properties fo:color="#ffd320" style:font-size-asian="13pt" style:font-weight-asian="bold" style:font-size-complex="13pt" style:font-weight-complex="bold"/>
    </style:style>
    <style:style style:name="T6" style:family="text">
      <style:text-properties style:font-size-asian="13pt" style:font-size-complex="13pt"/>
    </style:style>
    <style:style style:name="T7" style:family="text">
      <style:text-properties style:text-position="-33% 58%" style:font-size-asian="13pt" style:font-size-complex="13pt"/>
    </style:style>
    <style:style style:name="T8" style:family="text">
      <style:text-properties fo:color="#009933" style:font-size-asian="13pt" style:font-weight-asian="bold" style:font-size-complex="13pt" style:font-weight-complex="bold"/>
    </style:style>
    <style:style style:name="T9" style:family="text">
      <style:text-properties fo:color="#0066ff" fo:font-size="19pt" style:font-size-asian="19pt" style:font-weight-asian="bold" style:font-size-complex="19pt" style:font-weight-complex="bold"/>
    </style:style>
    <style:style style:name="T10" style:family="text">
      <style:text-properties style:text-position="-33% 58%"/>
    </style:style>
    <style:style style:name="T11" style:family="text">
      <style:text-properties fo:color="#ffd320" fo:font-size="19pt" style:font-size-asian="19pt" style:font-weight-asian="bold" style:font-size-complex="19pt" style:font-weight-complex="bold"/>
    </style:style>
    <style:style style:name="T12" style:family="text">
      <style:text-properties fo:color="#009933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66ff" fo:font-size="19pt" fo:font-weight="bold" style:font-size-asian="19pt" style:font-weight-asian="bold" style:font-size-complex="19pt" style:font-weight-complex="bold"/>
    </style:style>
    <style:style style:name="T15" style:family="text">
      <style:text-properties fo:color="#ffd320" fo:font-size="16pt" fo:font-weight="bold" style:font-size-asian="16pt" style:font-weight-asian="bold" style:font-size-complex="16pt" style:font-weight-complex="bold"/>
    </style:style>
    <style:style style:name="T16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d320" fo:font-size="19pt" fo:font-weight="bold" style:font-size-asian="19pt" style:font-weight-asian="bold" style:font-size-complex="19pt" style:font-weight-complex="bold"/>
    </style:style>
    <style:style style:name="T19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9933" fo:font-size="19pt" fo:font-weight="bold" style:font-size-asian="19pt" style:font-weight-asian="bold" style:font-size-complex="19pt" style:font-weight-complex="bold"/>
    </style:style>
    <style:style style:name="T2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009933" style:font-weight-asian="bold" style:font-weight-complex="bold"/>
    </style:style>
    <style:style style:name="T23" style:family="text">
      <style:text-properties style:font-weight-asian="bold" style:font-weight-complex="bold"/>
    </style:style>
    <style:style style:name="T24" style:family="text">
      <style:text-properties fo:color="#ffd32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5cm" svg:height="5.502cm" svg:x="0.722cm" svg:y="0.118cm">
          <draw:image xlink:href="Pictures/1000000000000135000000D0034EE380777D8A32.png" xlink:type="simple" xlink:show="embed" xlink:actuate="onLoad">
            <text:p/>
          </draw:image>
        </draw:frame>
        <draw:custom-shape draw:style-name="gr2" draw:text-style-name="P2" draw:layer="layout" svg:width="2.032cm" svg:height="2.032cm" svg:x="0.244cm" svg:y="7.628cm">
          <text:p text:style-name="P2"><text:span text:style-name="T1">OW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032cm" svg:height="2.032cm" svg:x="2.657cm" svg:y="9.406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032cm" svg:height="2.032cm" svg:x="2.657cm" svg:y="9.407cm">
          <text:p text:style-name="P2"><text:span text:style-name="T1">OW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032cm" svg:height="2.032cm" svg:x="5.429cm" svg:y="9.66cm">
          <text:p text:style-name="P3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032cm" svg:height="2.032cm" svg:x="5.197cm" svg:y="11.438cm">
          <text:p text:style-name="P3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6" draw:layer="layout" svg:width="5.207cm" svg:height="17.433cm" svg:x="2.657cm" svg:y="7.697cm">
          <draw:text-box>
            <text:p text:style-name="P4"><text:span text:style-name="T2">0.50</text:span><text:span text:style-name="T3">, </text:span><text:span text:style-name="T4">0.30</text:span><text:span text:style-name="T3">, </text:span><text:span text:style-name="T5">0.20</text:span><text:span text:style-name="T3">,</text:span></text:p>
            <text:p text:style-name="P5"><text:span text:style-name="T6">s</text:span><text:span text:style-name="T7">obj</text:span><text:span text:style-name="T6">: 3.2</text:span></text:p>
          </draw:text-box>
        </draw:frame>
        <draw:frame draw:style-name="gr7" draw:text-style-name="P6" draw:layer="layout" svg:width="4.953cm" svg:height="17.433cm" svg:x="7.483cm" svg:y="9.557cm">
          <draw:text-box>
            <text:p text:style-name="P4"><text:span text:style-name="T8">0.00</text:span><text:span text:style-name="T3">, </text:span><text:span text:style-name="T9">1.00</text:span><text:span text:style-name="T3">, </text:span><text:span text:style-name="T5">0.00</text:span><text:span text:style-name="T3">,</text:span></text:p>
            <text:p text:style-name="P5"><text:span text:style-name="T6">s</text:span><text:span text:style-name="T7">obj</text:span><text:span text:style-name="T6">: 1.0</text:span></text:p>
          </draw:text-box>
        </draw:frame>
        <draw:frame draw:style-name="gr7" draw:text-style-name="P6" draw:layer="layout" svg:width="5.325cm" svg:height="17.433cm" svg:x="7.229cm" svg:y="11.734cm">
          <draw:text-box>
            <text:p text:style-name="P4"><text:span text:style-name="T2">0.34</text:span><text:span text:style-name="T3">, </text:span><text:span text:style-name="T4">0.33</text:span><text:span text:style-name="T3">, </text:span><text:span text:style-name="T5">0.33</text:span><text:span text:style-name="T3">,</text:span></text:p>
            <text:p text:style-name="P5"><text:span text:style-name="T6">s</text:span><text:span text:style-name="T7">obj</text:span><text:span text:style-name="T6">: 1.8</text:span></text:p>
          </draw:text-box>
        </draw:frame>
        <draw:frame draw:style-name="gr1" draw:text-style-name="P1" draw:layer="layout" svg:width="8.175cm" svg:height="5.502cm" svg:x="14.206cm" svg:y="0.118cm">
          <draw:image xlink:href="Pictures/1000000000000135000000D0034EE380777D8A32.png" xlink:type="simple" xlink:show="embed" xlink:actuate="onLoad">
            <text:p/>
          </draw:image>
        </draw:frame>
        <draw:custom-shape draw:style-name="gr2" draw:text-style-name="P2" draw:layer="layout" svg:width="2.032cm" svg:height="2.032cm" svg:x="12.957cm" svg:y="7.647cm">
          <text:p text:style-name="P2"><text:span text:style-name="T1">Be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032cm" svg:height="2.032cm" svg:x="15.37cm" svg:y="9.425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032cm" svg:height="2.032cm" svg:x="15.37cm" svg:y="9.426cm">
          <text:p text:style-name="P2"><text:span text:style-name="T1">Be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032cm" svg:height="2.032cm" svg:x="18.142cm" svg:y="9.679cm">
          <text:p text:style-name="P3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3" draw:layer="layout" svg:width="2.032cm" svg:height="2.032cm" svg:x="17.91cm" svg:y="11.457cm">
          <text:p text:style-name="P3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7" draw:layer="layout" svg:width="5.661cm" svg:height="17.433cm" svg:x="12.681cm" svg:y="5.766cm">
          <draw:text-box>
            <text:p text:style-name="P4"><text:span text:style-name="T8">0.13</text:span><text:span text:style-name="T3">, </text:span><text:span text:style-name="T9">0.74</text:span><text:span text:style-name="T3">, </text:span><text:span text:style-name="T5">0.13</text:span><text:span text:style-name="T3">,</text:span></text:p>
            <text:p text:style-name="P5">s<text:span text:style-name="T10">obj</text:span>: 4.1</text:p>
          </draw:text-box>
        </draw:frame>
        <draw:frame draw:style-name="gr7" draw:text-style-name="P6" draw:layer="layout" svg:width="5.652cm" svg:height="17.433cm" svg:x="15.23cm" svg:y="7.671cm">
          <draw:text-box>
            <text:p text:style-name="P4"><text:span text:style-name="T2">0.67</text:span><text:span text:style-name="T3">, </text:span><text:span text:style-name="T4">0.22</text:span><text:span text:style-name="T3">, </text:span><text:span text:style-name="T5">0.11</text:span><text:span text:style-name="T3">,</text:span></text:p>
            <text:p text:style-name="P5"><text:span text:style-name="T6">s</text:span><text:span text:style-name="T7">obj</text:span><text:span text:style-name="T6">: 3.7</text:span></text:p>
          </draw:text-box>
        </draw:frame>
        <draw:frame draw:style-name="gr7" draw:text-style-name="P6" draw:layer="layout" svg:width="5.842cm" svg:height="17.433cm" svg:x="20.174cm" svg:y="9.557cm">
          <draw:text-box>
            <text:p text:style-name="P4"><text:span text:style-name="T8">0.00</text:span><text:span text:style-name="T3">, </text:span><text:span text:style-name="T9">1.00</text:span><text:span text:style-name="T3">, </text:span><text:span text:style-name="T5">0.00</text:span><text:span text:style-name="T3">,</text:span></text:p>
            <text:p text:style-name="P5"><text:span text:style-name="T6">s</text:span><text:span text:style-name="T7">obj</text:span><text:span text:style-name="T6">: 1.0</text:span></text:p>
          </draw:text-box>
        </draw:frame>
        <draw:frame draw:style-name="gr7" draw:text-style-name="P6" draw:layer="layout" svg:width="4.817cm" svg:height="17.433cm" svg:x="20.056cm" svg:y="11.735cm">
          <draw:text-box>
            <text:p text:style-name="P4"><text:span text:style-name="T8">0.12</text:span><text:span text:style-name="T3">, </text:span><text:span text:style-name="T4">0.11</text:span><text:span text:style-name="T3">, </text:span><text:span text:style-name="T11">0.67</text:span><text:span text:style-name="T3">,</text:span></text:p>
            <text:p text:style-name="P5"><text:span text:style-name="T6">s</text:span><text:span text:style-name="T7">obj</text:span><text:span text:style-name="T6">: 2.4</text:span></text:p>
          </draw:text-box>
        </draw:frame>
        <draw:frame draw:style-name="gr9" draw:text-style-name="P1" draw:layer="layout" svg:width="8.179cm" svg:height="5.512cm" svg:x="27.566cm" svg:y="0.159cm">
          <draw:image xlink:href="Pictures/10000000000001D0000000D4A26C69453E04CBBD.png" xlink:type="simple" xlink:show="embed" xlink:actuate="onLoad">
            <text:p/>
          </draw:image>
        </draw:frame>
        <draw:custom-shape draw:style-name="gr2" draw:text-style-name="P2" draw:layer="layout" svg:width="2.032cm" svg:height="2.032cm" svg:x="26.388cm" svg:y="7.652cm">
          <text:p text:style-name="P2"><text:span text:style-name="T1">Be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3" draw:layer="layout" svg:width="2.032cm" svg:height="2.032cm" svg:x="28.928cm" svg:y="9.431cm">
          <text:p text:style-name="P3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032cm" svg:height="2.032cm" svg:x="33.618cm" svg:y="7.651cm">
          <text:p text:style-name="P2"><text:span text:style-name="T1">RM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6.096cm" svg:height="18.06cm" svg:x="26.27cm" svg:y="5.875cm">
          <draw:text-box>
            <text:p text:style-name="P8"><text:span text:style-name="T12">0.08</text:span><text:span text:style-name="T13">, </text:span><text:span text:style-name="T14">0.85</text:span><text:span text:style-name="T13">, </text:span><text:span text:style-name="T15">0.07</text:span><text:span text:style-name="T13">,</text:span><text:span text:style-name="T13"><text:line-break/></text:span><text:span text:style-name="T13">s</text:span><text:span text:style-name="T16">obj</text:span><text:span text:style-name="T13">: 4.2</text:span></text:p>
          </draw:text-box>
        </draw:frame>
        <draw:custom-shape draw:style-name="gr12" draw:text-style-name="P3" draw:layer="layout" svg:width="2.032cm" svg:height="2.032cm" svg:x="31.448cm" svg:y="9.683cm">
          <text:p text:style-name="P3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1" draw:layer="layout" svg:width="5.207cm" svg:height="16.961cm" svg:x="33.636cm" svg:y="9.811cm">
          <draw:text-box>
            <text:p text:style-name="P10"><text:span text:style-name="T12">0.00</text:span><text:span text:style-name="T13">, </text:span><text:span text:style-name="T17">1.00</text:span><text:span text:style-name="T13">, </text:span><text:span text:style-name="T15">0.00</text:span><text:span text:style-name="T13">,</text:span></text:p>
            <text:p text:style-name="P8"><text:span text:style-name="T13">s</text:span><text:span text:style-name="T16">obj</text:span><text:span text:style-name="T13">: 0.5</text:span></text:p>
          </draw:text-box>
        </draw:frame>
        <draw:custom-shape draw:style-name="gr14" draw:text-style-name="P3" draw:layer="layout" svg:width="2.032cm" svg:height="2.032cm" svg:x="31.363cm" svg:y="11.462cm">
          <text:p text:style-name="P3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1" draw:layer="layout" svg:width="5.089cm" svg:height="17.433cm" svg:x="33.627cm" svg:y="11.613cm">
          <draw:text-box>
            <text:p text:style-name="P10"><text:span text:style-name="T12">0.08</text:span><text:span text:style-name="T13">, </text:span><text:span text:style-name="T17">0.07</text:span><text:span text:style-name="T13">, </text:span><text:span text:style-name="T18">0.85</text:span><text:span text:style-name="T13">,</text:span></text:p>
            <text:p text:style-name="P8"><text:span text:style-name="T13">s</text:span><text:span text:style-name="T16">obj</text:span><text:span text:style-name="T13">: 3.1</text:span></text:p>
          </draw:text-box>
        </draw:frame>
        <draw:frame draw:style-name="gr15" draw:text-style-name="P11" draw:layer="layout" svg:width="5.934cm" svg:height="23.231cm" svg:x="28.556cm" svg:y="8.034cm">
          <draw:text-box>
            <text:p text:style-name="P10"><text:span text:style-name="T12">0.20</text:span><text:span text:style-name="T13">, </text:span><text:span text:style-name="T17">0.15</text:span><text:span text:style-name="T13">, </text:span><text:span text:style-name="T15">0.05</text:span><text:span text:style-name="T13">,</text:span></text:p>
            <text:p text:style-name="P10"><text:span text:style-name="T19">NOT: 0.6</text:span><text:span text:style-name="T13">, s</text:span><text:span text:style-name="T16">obj</text:span><text:span text:style-name="T13">: 3.7</text:span></text:p>
          </draw:text-box>
        </draw:frame>
        <draw:frame draw:style-name="gr7" draw:text-style-name="P11" draw:layer="layout" svg:width="5.216cm" svg:height="17.433cm" svg:x="32.738cm" svg:y="5.874cm">
          <draw:text-box>
            <text:p text:style-name="P10"><text:span text:style-name="T20">0.50</text:span><text:span text:style-name="T13">, </text:span><text:span text:style-name="T17">0.30</text:span><text:span text:style-name="T13">, </text:span><text:span text:style-name="T15">0.20</text:span><text:span text:style-name="T13">,</text:span></text:p>
            <text:p text:style-name="P10"><text:span text:style-name="T13">s</text:span><text:span text:style-name="T16">obj</text:span><text:span text:style-name="T13">: 4.2</text:span></text:p>
          </draw:text-box>
        </draw:frame>
        <draw:frame draw:style-name="gr9" draw:text-style-name="P1" draw:layer="layout" svg:width="8.179cm" svg:height="5.512cm" svg:x="40.774cm" svg:y="0.159cm">
          <draw:image xlink:href="Pictures/10000000000001DE000000BBEDF6E376449A8951.png" xlink:type="simple" xlink:show="embed" xlink:actuate="onLoad">
            <text:p/>
          </draw:image>
        </draw:frame>
        <draw:custom-shape draw:style-name="gr2" draw:text-style-name="P2" draw:layer="layout" svg:width="2.032cm" svg:height="2.032cm" svg:x="39.986cm" svg:y="7.652cm">
          <text:p text:style-name="P2"><text:span text:style-name="T1">Bel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032cm" svg:height="2.032cm" svg:x="46.997cm" svg:y="7.524cm">
          <text:p text:style-name="P2"><text:span text:style-name="T1">RM</text:span>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3" draw:layer="layout" svg:width="2.032cm" svg:height="2.032cm" svg:x="46.997cm" svg:y="6cm">
          <text:p text:style-name="P3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3" draw:layer="layout" svg:width="2.032cm" svg:height="2.032cm" svg:x="45.088cm" svg:y="11.368cm">
          <text:p text:style-name="P3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8" draw:text-style-name="P11" draw:layer="layout" svg:width="5.706cm" svg:height="23.231cm" svg:x="44.304cm" svg:y="9.938cm">
          <draw:text-box>
            <text:p text:style-name="P10"><text:span text:style-name="T12">0.05</text:span><text:span text:style-name="T13">, </text:span><text:span text:style-name="T17">0.05</text:span><text:span text:style-name="T13">, </text:span><text:span text:style-name="T15">0.20</text:span><text:span text:style-name="T13">,</text:span></text:p>
            <text:p text:style-name="P10"><text:span text:style-name="T19">NOT: 0.7</text:span><text:span text:style-name="T13">, s</text:span><text:span text:style-name="T16">obj</text:span><text:span text:style-name="T13">: 3.5</text:span></text:p>
          </draw:text-box>
        </draw:frame>
        <draw:frame draw:style-name="gr7" draw:text-style-name="P9" draw:layer="layout" svg:width="5.086cm" svg:height="17.433cm" svg:x="39.345cm" svg:y="9.811cm">
          <draw:text-box>
            <text:p text:style-name="P8"><text:span text:style-name="T12">0.03</text:span><text:span text:style-name="T13">, </text:span><text:span text:style-name="T14">0.95</text:span><text:span text:style-name="T13">, </text:span><text:span text:style-name="T15">0.02</text:span><text:span text:style-name="T13">,</text:span></text:p>
            <text:p text:style-name="P8"><text:span text:style-name="T13">s</text:span><text:span text:style-name="T16">obj</text:span><text:span text:style-name="T13">: 4.6</text:span></text:p>
          </draw:text-box>
        </draw:frame>
        <draw:frame draw:style-name="gr19" draw:text-style-name="P11" draw:layer="layout" svg:width="4.804cm" svg:height="17.432cm" draw:transform="rotate (-0.0027925268043776) translate (42.303cm 7.779cm)">
          <draw:text-box>
            <text:p text:style-name="P10"><text:span text:style-name="T20">0.50</text:span><text:span text:style-name="T13">, </text:span><text:span text:style-name="T17">0.30</text:span><text:span text:style-name="T13">, </text:span><text:span text:style-name="T15">0.20</text:span><text:span text:style-name="T13">,</text:span></text:p>
            <text:p text:style-name="P10"><text:span text:style-name="T13">s</text:span><text:span text:style-name="T16">obj</text:span><text:span text:style-name="T13">: 4.6</text:span></text:p>
          </draw:text-box>
        </draw:frame>
        <draw:frame draw:style-name="gr20" draw:text-style-name="P11" draw:layer="layout" svg:width="4.804cm" svg:height="17.432cm" draw:transform="rotate (-0.0027925268043776) translate (42.303cm 5.996cm)">
          <draw:text-box>
            <text:p text:style-name="P10"><text:span text:style-name="T12">0.20</text:span><text:span text:style-name="T13">, </text:span><text:span text:style-name="T17">0.20</text:span><text:span text:style-name="T13">, </text:span><text:span text:style-name="T18">0.60</text:span><text:span text:style-name="T13">,</text:span></text:p>
            <text:p text:style-name="P10"><text:span text:style-name="T13">s</text:span><text:span text:style-name="T16">obj</text:span><text:span text:style-name="T13">: 4.6</text:span></text:p>
          </draw:text-box>
        </draw:frame>
        <draw:frame draw:style-name="gr21" draw:text-style-name="P12" draw:layer="layout" svg:width="1.524cm" svg:height="1.826cm" svg:x="7.373cm" svg:y="-0.016cm">
          <draw:text-box>
            <text:p><text:span text:style-name="T21">A</text:span></text:p>
          </draw:text-box>
        </draw:frame>
        <draw:frame draw:style-name="gr21" draw:text-style-name="P12" draw:layer="layout" svg:width="1.524cm" svg:height="1.826cm" svg:x="20.835cm" svg:y="0.111cm">
          <draw:text-box>
            <text:p><text:span text:style-name="T21">B</text:span></text:p>
          </draw:text-box>
        </draw:frame>
        <draw:frame draw:style-name="gr21" draw:text-style-name="P12" draw:layer="layout" svg:width="1.524cm" svg:height="1.826cm" svg:x="27.693cm" svg:y="3.667cm">
          <draw:text-box>
            <text:p><text:span text:style-name="T21">C</text:span></text:p>
          </draw:text-box>
        </draw:frame>
        <draw:frame draw:style-name="gr21" draw:text-style-name="P12" draw:layer="layout" svg:width="1.524cm" svg:height="1.826cm" svg:x="41.028cm" svg:y="0.159cm">
          <draw:text-box>
            <text:p><text:span text:style-name="T21">D</text:span></text:p>
          </draw:text-box>
        </draw:frame>
        <draw:line draw:style-name="gr22" draw:text-style-name="P1" draw:layer="layout" svg:x1="9.405cm" svg:y1="3.08cm" svg:x2="13.723cm" svg:y2="3.08cm">
          <text:p/>
        </draw:line>
        <draw:line draw:style-name="gr22" draw:text-style-name="P1" draw:layer="layout" svg:x1="22.867cm" svg:y1="2.953cm" svg:x2="27.185cm" svg:y2="2.953cm">
          <text:p/>
        </draw:line>
        <draw:frame draw:style-name="gr7" draw:text-style-name="P13" draw:layer="layout" svg:width="5.086cm" svg:height="17.433cm" svg:x="0.238cm" svg:y="5.874cm">
          <draw:text-box>
            <text:p text:style-name="P5"><text:span text:style-name="T22">0.50</text:span><text:span text:style-name="T23">, </text:span><text:span text:style-name="T9">0.25</text:span><text:span text:style-name="T23">, </text:span><text:span text:style-name="T24">0.25</text:span><text:span text:style-name="T23">,</text:span></text:p>
            <text:p text:style-name="P5">s<text:span text:style-name="T10">obj</text:span>: 3.8</text:p>
          </draw:text-box>
        </draw:frame>
        <draw:line draw:style-name="gr22" draw:text-style-name="P1" draw:layer="layout" svg:x1="36.075cm" svg:y1="2.953cm" svg:x2="40.393cm" svg:y2="2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9.479cm" fo:page-height="13.5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8-02T14:16:50.474407333</meta:creation-date>
    <dc:date>2024-08-04T22:27:44.01</dc:date>
    <meta:editing-duration>PT8H23M3S</meta:editing-duration>
    <meta:editing-cycles>11</meta:editing-cycles>
    <meta:generator>OpenOffice/4.1.15$Win32 OpenOffice.org_project/4115m2$Build-9813</meta:generator>
    <dc:creator>Will Xie</dc:creator>
    <meta:document-statistic meta:object-count="47"/>
  </office:meta>
</office:document-meta>
</file>